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name="P36" style:parent-style-name="ListParagraph" style:list-style-name="LFO1" style:family="paragraph"/>
    <style:style style:name="P37" style:parent-style-name="ListParagraph" style:list-style-name="LFO1" style:family="paragraph"/>
    <style:style style:name="P38" style:parent-style-name="ListParagraph" style:list-style-name="LFO1" style:family="paragraph"/>
    <style:style style:name="P39" style:parent-style-name="ListParagraph" style:list-style-name="LFO1" style:family="paragraph"/>
    <style:style style:name="P40" style:parent-style-name="ListParagraph" style:list-style-name="LFO1" style:family="paragraph"/>
    <style:style style:name="P41" style:parent-style-name="ListParagraph" style:list-style-name="LFO1" style:family="paragraph"/>
    <style:style style:name="P42" style:parent-style-name="ListParagraph" style:list-style-name="LFO1" style:family="paragraph"/>
  </office:automatic-styles>
  <office:body>
    <office:text text:use-soft-page-breaks="true">
      <text:p text:style-name="P1">Modification du mockup</text:p>
      <text:list text:style-name="LFO1" text:continue-numbering="true">
        <text:list-item>
          <text:p text:style-name="P2">Couleur d’arrère plan (blanc).</text:p>
        </text:list-item>
        <text:list-item>
          <text:p text:style-name="P3">Acronyme BlaBlaCampus (victor).</text:p>
        </text:list-item>
        <text:list-item>
          <text:p text:style-name="P4">Garder la page d’accueil de victor<text:s/>ainsi que la banière du bas et rajouter<text:s/>une icône menue.</text:p>
        </text:list-item>
        <text:list-item>
          <text:p text:style-name="P5">Page recherche de covoiturage<text:s/></text:p>
          <text:list text:continue-numbering="true">
            <text:list-item>
              <text:p text:style-name="P6">Conserver la recherche Cédric (Orange)</text:p>
            </text:list-item>
            <text:list-item>
              <text:p text:style-name="P7">Conserver proposition trajet victor (Pris en compte des lieux d’intérêt).</text:p>
            </text:list-item>
            <text:list-item>
              <text:p text:style-name="P8">Ajouter appel téléphonique (Cédric)</text:p>
            </text:list-item>
          </text:list>
        </text:list-item>
        <text:list-item>
          <text:p text:style-name="P9">Conserver page de connexion (Cédric).</text:p>
        </text:list-item>
        <text:list-item>
          <text:p text:style-name="P10">Conserver page envoie de mot de passe par le biais de l’adresse mail<text:s/>(cédric).</text:p>
        </text:list-item>
        <text:list-item>
          <text:p text:style-name="P11">Page d’inscription</text:p>
          <text:list text:continue-numbering="true">
            <text:list-item>
              <text:p text:style-name="P12">Conserver ajout photo (victor)</text:p>
            </text:list-item>
            <text:list-item>
              <text:p text:style-name="P13">Conserver les inputs nom, prénom,<text:s/>école, adresse (cédric)</text:p>
            </text:list-item>
            <text:list-item>
              <text:p text:style-name="P14">Conserver les email, mot de passe, confirmation de mot de passe (victor et cédric)</text:p>
            </text:list-item>
            <text:list-item>
              <text:p text:style-name="P15">Conserver « créer le profil » (victor)</text:p>
            </text:list-item>
          </text:list>
        </text:list-item>
        <text:list-item>
          <text:p text:style-name="P16">Page accueil après connexion</text:p>
          <text:list text:continue-numbering="true">
            <text:list-item>
              <text:p text:style-name="P17">Conserver bannière du haut avec photo de profil (cédric)</text:p>
            </text:list-item>
            <text:list-item>
              <text:p text:style-name="P18">Conserver la proposition de destination (cédric)</text:p>
            </text:list-item>
            <text:list-item>
              <text:p text:style-name="P19">Conserver la proposition de trajet (victor)</text:p>
            </text:list-item>
            <text:list-item>
              <text:p text:style-name="P20">Conserver l’appel et chat (cédric).</text:p>
            </text:list-item>
            <text:list-item>
              <text:p text:style-name="P21">Conserver la banière du bas (victor)</text:p>
            </text:list-item>
          </text:list>
        </text:list-item>
        <text:list-item>
          <text:p text:style-name="P22">Menu</text:p>
          <text:list text:continue-numbering="true">
            <text:list-item>
              <text:p text:style-name="P23">Jumeler info personelle et paramètre<text:s/>(cédric)</text:p>
            </text:list-item>
            <text:list-item>
              <text:p text:style-name="P24">Conserver bouton covoiturage (cédric).</text:p>
            </text:list-item>
            <text:list-item>
              <text:p text:style-name="P25">Conserver bouton déconnecter (cédric)</text:p>
            </text:list-item>
          </text:list>
        </text:list-item>
        <text:list-item>
          <text:p text:style-name="P26">Page information personelle et paramètre à jumeler</text:p>
          <text:list text:continue-numbering="true">
            <text:list-item>
              <text:p text:style-name="P27">Conserver paramètre (cédric et victor).</text:p>
            </text:list-item>
          </text:list>
        </text:list-item>
        <text:list-item>
          <text:p text:style-name="P28">Page favoris</text:p>
          <text:list text:continue-numbering="true">
            <text:list-item>
              <text:p text:style-name="P29">Conserver de barre de défilement avec text alphabétique (victor)</text:p>
            </text:list-item>
            <text:list-item>
              <text:p text:style-name="P30">Créer deux groupes (connecter et déconnecter) qui sont réductible et extensible.</text:p>
            </text:list-item>
            <text:list-item>
              <text:p text:style-name="P31">Si connecter conserver icon chat, appel et voiture (cédric)</text:p>
            </text:list-item>
            <text:list-item>
              <text:p text:style-name="P32">Si déconnecter conserver chat, appel en grisouer (cédric).</text:p>
            </text:list-item>
          </text:list>
        </text:list-item>
        <text:list-item>
          <text:p text:style-name="P33">Page de chat</text:p>
          <text:list text:continue-numbering="true">
            <text:list-item>
              <text:p text:style-name="P34">Bar de recherche à conserver (victor)</text:p>
            </text:list-item>
            <text:list-item>
              <text:p text:style-name="P35">Faire deux groupes (favoris et sugggestion)</text:p>
            </text:list-item>
            <text:list-item>
              <text:p text:style-name="P36">Barre de défilement pour chaque groupe.</text:p>
            </text:list-item>
            <text:list-item>
              <text:p text:style-name="P37">Une barre de filtre sur la première lettre des noms et un # qui désactive le filtre.</text:p>
            </text:list-item>
            <text:list-item>
              <text:p text:style-name="P38">Sur<text:s/>les groupe favori, mettre un menu déroulant qui donne ce qui sont connectés ou pas connecter.</text:p>
            </text:list-item>
          </text:list>
        </text:list-item>
        <text:list-item>
          <text:p text:style-name="P39">Page création de trajet par le conducteur</text:p>
          <text:list text:continue-numbering="true">
            <text:list-item>
              <text:p text:style-name="P40">Conserver input départ et arrivée (victor)</text:p>
            </text:list-item>
            <text:list-item>
              <text:p text:style-name="P41">Conserver choix date et heure (cédric)</text:p>
            </text:list-item>
            <text:list-item>
              <text:p text:style-name="P42">Conserver page des trajets(victor) en ajoutant quelque modifications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edric.lingom</meta:initial-creator>
    <dc:creator>cedric.lingom</dc:creator>
    <meta:creation-date>2018-11-29T08:54:00Z</meta:creation-date>
    <dc:date>2018-11-29T10:54:00Z</dc:date>
    <meta:template xlink:href="Normal" xlink:type="simple"/>
    <meta:editing-cycles>12</meta:editing-cycles>
    <meta:editing-duration>PT7200S</meta:editing-duration>
    <meta:document-statistic meta:page-count="1" meta:paragraph-count="3" meta:word-count="302" meta:character-count="1963" meta:row-count="13" meta:non-whitespace-character-count="1664"/>
  </office:meta>
</office:document-meta>
</file>